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adrão-subtitle">
      <style:graphic-properties draw:textarea-vertical-align="top" fo:min-height="9.134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adrão-subtitle">
      <style:graphic-properties draw:textarea-vertical-align="top" fo:min-height="12cm" loext:decorative="false"/>
      <style:paragraph-properties style:writing-mode="lr-tb"/>
    </style:style>
    <style:style style:name="P1" style:family="paragraph">
      <style:paragraph-properties fo:line-height="150%" fo:text-align="start"/>
      <style:text-properties style:font-name="Ubuntu" fo:font-size="22pt"/>
    </style:style>
    <style:style style:name="P2" style:family="paragraph">
      <loext:graphic-properties draw:fill-color="#ffffff"/>
    </style:style>
    <style:style style:name="P3" style:family="paragraph">
      <style:paragraph-properties fo:line-height="150%" fo:text-align="start"/>
      <style:text-properties style:font-name="Ubuntu" fo:font-size="22pt" fo:hyphenate="false" loext:hyphenation-no-caps="false" loext:hyphenation-no-last-word="false"/>
    </style:style>
    <style:style style:name="P4" style:family="paragraph">
      <style:paragraph-properties fo:margin-top="0.42cm" fo:margin-bottom="0.35cm" fo:line-height="150%" fo:text-align="start"/>
      <style:text-properties fo:font-size="22pt" style:font-size-asian="10pt" style:font-size-complex="10pt"/>
    </style:style>
    <style:style style:name="P5" style:family="paragraph">
      <style:paragraph-properties fo:margin-top="0.42cm" fo:margin-bottom="0.35cm" fo:line-height="150%" fo:text-align="start"/>
      <style:text-properties fo:font-size="10pt" style:font-size-asian="10pt" style:font-size-complex="10pt" fo:hyphenate="false" loext:hyphenation-no-caps="false" loext:hyphenation-no-last-word="false"/>
    </style:style>
    <style:style style:name="P6" style:family="paragraph">
      <style:paragraph-properties fo:line-height="150%" fo:text-align="start"/>
      <style:text-properties style:font-name="Ubuntu" fo:font-size="24pt"/>
    </style:style>
    <style:style style:name="P7" style:family="paragraph">
      <style:paragraph-properties fo:line-height="115%" fo:text-align="start"/>
      <style:text-properties style:font-name="Ubuntu" fo:font-size="22pt"/>
    </style:style>
    <style:style style:name="P8" style:family="paragraph">
      <style:paragraph-properties fo:line-height="115%" fo:text-align="start"/>
      <style:text-properties style:font-name="Ubuntu" fo:font-size="22pt" fo:hyphenate="false" loext:hyphenation-no-caps="false" loext:hyphenation-no-last-word="false"/>
    </style:style>
    <style:style style:name="P9" style:family="paragraph">
      <style:paragraph-properties fo:margin-top="0.42cm" fo:margin-bottom="0.35cm" fo:line-height="150%" fo:text-align="start"/>
      <style:text-properties fo:font-size="11pt" style:font-size-asian="11pt" style:font-size-complex="11pt"/>
    </style:style>
    <style:style style:name="P10" style:family="paragraph">
      <style:paragraph-properties fo:margin-top="0.42cm" fo:margin-bottom="0.35cm" fo:line-height="150%"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fo:font-size="22pt" fo:font-weight="bold" style:font-weight-asian="bold" style:font-weight-complex="bold"/>
    </style:style>
    <style:style style:name="T4" style:family="text">
      <style:text-properties style:font-name="Ubuntu" fo:font-size="22pt" fo:font-weight="normal" style:font-weight-asian="normal" style:font-weight-complex="normal"/>
    </style:style>
    <style:style style:name="T5" style:family="text">
      <style:text-properties style:font-name="Ubuntu" fo:font-size="24pt" fo:font-weight="bold" style:font-weight-asian="bold" style:font-weight-complex="bold"/>
    </style:style>
    <style:style style:name="T6" style:family="text">
      <style:text-properties style:font-name="Ubuntu"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10.465cm" svg:x="1.4cm" svg:y="1.289cm" presentation:class="subtitle" presentation:user-transformed="true">
          <draw:text-box>
            <text:p text:style-name="P1"><text:span text:style-name="T1">Apresentação: Encontrando o Caminho Mais Curto</text:span></text:p>
            <text:p text:style-name="P1"><text:span text:style-name="T1">Introdução: Um Desafio do Dia a Dia</text:span></text:p>
            <text:list text:style-name="L1">
              <text:list-item>
                <text:p text:style-name="P1">Imagine que você está planejando uma viagem: sair de casa (ponto A), passar por algumas cidades e chegar ao destino (ponto B).</text:p>
              </text:list-item>
              <text:list-item>
                <text:p text:style-name="P1">Cada estrada tem uma distância diferente, e você quer o caminho mais curto. Como decidir?</text:p>
              </text:list-item>
              <text:list-item>
                <text:p text:style-name="P1">Vamos resolver isso juntos com um modelo de otimização!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3" draw:text-style-name="P1" draw:layer="layout" svg:width="25.199cm" svg:height="12cm" svg:x="1.401cm" svg:y="1.3cm" presentation:class="subtitle" presentation:user-transformed="true">
          <draw:text-box>
            <text:p text:style-name="P1"><text:span text:style-name="T1">Os Ingredientes do Nosso Modelo</text:span></text:p>
            <text:p text:style-name="P1">Para montar esse “mapa da solução”, precisamos de três coisas principais:</text:p>
            <text:list text:style-name="L2">
              <text:list-item>
                <text:p text:style-name="P3"><text:span text:style-name="T1">Decisões: O que vamos escolher?</text:span> </text:p>
              </text:list-item>
            </text:list>
            <text:list text:style-name="L1">
              <text:list-item>
                <text:p text:style-name="P1">Vamos usar algo chamado x para decidir se pegamos ou não uma estrada entre dois pontos.</text:p>
              </text:list-item>
              <text:list-item>
                <text:p text:style-name="P1">Exemplo: x de A para P1 é como um interruptor: “ligado” (1) se usarmos essa estrada, “desligado” (0) se não usarmos.’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" draw:layer="layout" svg:width="25.199cm" svg:height="12.145cm" svg:x="1.4cm" svg:y="1.289cm" presentation:class="subtitle" presentation:user-transformed="true">
          <draw:text-box>
            <text:p text:style-name="P1"><text:span text:style-name="T1">Os Ingredientes do Nosso Modelo</text:span></text:p>
            <text:p text:style-name="P1">Para montar esse “mapa da solução”, precisamos de três coisas principais:</text:p>
            <text:list text:style-name="L3">
              <text:list-item>
                <text:p text:style-name="P3"><text:span text:style-name="T1">Informações: O que já sabemos?</text:span></text:p>
              </text:list-item>
            </text:list>
            <text:list text:style-name="L1">
              <text:list-item>
                <text:p text:style-name="P4"><text:span text:style-name="T2">Cada estrada tem uma distância. Por exemplo: </text:span></text:p>
              </text:list-item>
              <text:list-item>
                <text:p text:style-name="P4"><text:span text:style-name="T2">De A até P1 são 2 quilômetros.</text:span></text:p>
              </text:list-item>
              <text:list-item>
                <text:p text:style-name="P4"><text:span text:style-name="T2">De P1 até B são 30 quilômetros.</text:span></text:p>
              </text:list-item>
              <text:list-item>
                <text:p text:style-name="P4"><text:span text:style-name="T2">Essas distâncias são os números que vamos usar para calcular o total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" draw:layer="layout" svg:width="25.199cm" svg:height="13.873cm" svg:x="1.401cm" svg:y="0.939cm" presentation:class="subtitle" presentation:user-transformed="true">
          <draw:text-box>
            <text:p text:style-name="P1"><text:span text:style-name="T1">Os Ingredientes do Nosso Modelo</text:span></text:p>
            <text:p text:style-name="P1">Para montar esse “mapa da solução”, precisamos de três coisas principais:</text:p>
            <text:list text:style-name="L4">
              <text:list-item>
                <text:p text:style-name="P5"><text:span text:style-name="T3">Organização: Quem se conecta com quem?</text:span></text:p>
              </text:list-item>
            </text:list>
            <text:list text:style-name="L5">
              <text:list-item>
                <text:p text:style-name="P5"><text:span text:style-name="T4">Para cada ponto, sabemos de onde vêm as estradas e para onde elas vão.</text:span></text:p>
              </text:list-item>
              <text:list-item>
                <text:p text:style-name="P5"><text:span text:style-name="T4">Exemplo: </text:span></text:p>
              </text:list-item>
              <text:list-item>
                <text:p text:style-name="P5"><text:span text:style-name="T4">No ponto P1, estradas chegam de A e P2, e saem para P2 e B.</text:span></text:p>
              </text:list-item>
              <text:list-item>
                <text:p text:style-name="P5"><text:span text:style-name="T4">No ponto B, estradas chegam de P1 e P3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6" draw:layer="layout" svg:width="25.199cm" svg:height="11.377cm" svg:x="1.4cm" svg:y="1.289cm" presentation:class="subtitle" presentation:user-transformed="true">
          <draw:text-box>
            <text:p text:style-name="P6"><text:span text:style-name="T1">Exemplo: Como os Pontos Conversam</text:span></text:p>
            <text:p text:style-name="P6">Vamos dar uma olhada em alguns pontos: </text:p>
            <text:list text:style-name="L1">
              <text:list-item>
                <text:p text:style-name="P6"><text:span text:style-name="T1">P1</text:span>: Recebe visitas de A e P2, e pode mandar alguém para P2 ou B.</text:p>
              </text:list-item>
              <text:list-item>
                <text:p text:style-name="P6"><text:span text:style-name="T1">B (destino)</text:span>: Só recebe visitas, de P1 ou P3.</text:p>
              </text:list-item>
              <text:list-item>
                <text:p text:style-name="P6"><text:span text:style-name="T1">A (começo)</text:span>: Só manda gente embora, para P1 ou P2.</text:p>
              </text:list-item>
            </text:list>
            <text:p text:style-name="P6">Isso é como um mapa de possibilidades que nos ajuda a planejar o caminho.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6" draw:layer="layout" svg:width="25.199cm" svg:height="9.955cm" svg:x="1.4cm" svg:y="1.289cm" presentation:class="subtitle" presentation:user-transformed="true">
          <draw:text-box>
            <text:p text:style-name="P6"><text:span text:style-name="T1">Objetivo: O Que Queremos?</text:span></text:p>
            <text:list text:style-name="L1">
              <text:list-item>
                <text:p text:style-name="P6">Queremos o caminho mais curto possível de A até B.</text:p>
              </text:list-item>
              <text:list-item>
                <text:p text:style-name="P6">A ideia é somar as distâncias das estradas que escolhemos e encontrar o menor número.</text:p>
              </text:list-item>
              <text:list-item>
                <text:p text:style-name="P6">Pense assim: se eu pego uma estrada de 2 km, depois outra de 8 km, quero que o total seja o menor que der!</text:p>
              </text:list-item>
            </text:list>
            <text:p text:style-name="P6"/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7" draw:layer="layout" svg:width="25.199cm" svg:height="12.025cm" svg:x="1.401cm" svg:y="1.863cm" presentation:class="subtitle" presentation:user-transformed="true">
          <draw:text-box>
            <text:p text:style-name="P7"><text:span text:style-name="T1">Regras: O Que Precisamos Garantir?</text:span></text:p>
            <text:p text:style-name="P7">Nosso plano precisa seguir algumas regras simples:</text:p>
            <text:list text:style-name="L2">
              <text:list-item>
                <text:p text:style-name="P7"><text:span text:style-name="T1">Começar a Viagem </text:span></text:p>
              </text:list-item>
            </text:list>
            <text:list text:style-name="L1">
              <text:list-item>
                <text:p text:style-name="P7">Temos que sair de A por uma única estrada. Não dá para ir para dois lugares ao mesmo tempo!</text:p>
              </text:list-item>
            </text:list>
            <text:list text:style-name="L3">
              <text:list-item>
                <text:p text:style-name="P8"><text:span text:style-name="T1">Chegar ao Destino </text:span></text:p>
              </text:list-item>
            </text:list>
            <text:list text:style-name="L1">
              <text:list-item>
                <text:p text:style-name="P7">Precisamos chegar em B por uma única estrada. Nada de entradas duplicadas!</text:p>
              </text:list-item>
            </text:list>
            <text:list text:style-name="L4">
              <text:list-item>
                <text:p text:style-name="P8"><text:span text:style-name="T1">Passar pelos Pontos do Meio </text:span></text:p>
              </text:list-item>
            </text:list>
            <text:list text:style-name="L1">
              <text:list-item>
                <text:p text:style-name="P7">Nos pontos entre A e B (como P1, P2, P3), se entramos por uma estrada, temos que sair por outra.</text:p>
              </text:list-item>
              <text:list-item>
                <text:p text:style-name="P7">É como uma dança: entra por um lado, sai pelo outro, sem ficar parado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6" draw:layer="layout" svg:width="25.199cm" svg:height="12.799cm" svg:x="1.401cm" svg:y="1.476cm" presentation:class="subtitle" presentation:user-transformed="true">
          <draw:text-box>
            <text:p text:style-name="P6"><text:span text:style-name="T1">Como Isso Tudo Se Junta?</text:span></text:p>
            <text:p text:style-name="P6">Imagine que estamos montando um quebra-cabeça: </text:p>
            <text:list text:style-name="L1">
              <text:list-item>
                <text:p text:style-name="P6">As decisões (x) são as peças que escolhemos: "vamos por aqui ou por ali?"</text:p>
              </text:list-item>
              <text:list-item>
                <text:p text:style-name="P6">As conexões (quem entra e sai) são o tabuleiro onde as peças encaixam.</text:p>
              </text:list-item>
              <text:list-item>
                <text:p text:style-name="P6">As regras garantem que o caminho começa em A, termina em B e não tem buracos no meio.</text:p>
              </text:list-item>
              <text:list-item>
                <text:p text:style-name="P6">O objetivo é olhar todas as opções e achar o trajeto mais curto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6" draw:layer="layout" svg:width="25.199cm" svg:height="13.477cm" svg:x="1.401cm" svg:y="1.476cm" presentation:class="subtitle" presentation:user-transformed="true">
          <draw:text-box>
            <text:p text:style-name="P9"><text:span text:style-name="T5">Para Que Serve Isso no Mundo Real?</text:span></text:p>
            <text:p text:style-name="P10"><text:span text:style-name="T6">Esse tipo de modelo é usado em coisas que vocês já conhecem: </text:span></text:p>
            <text:list text:style-name="L1">
              <text:list-item>
                <text:p text:style-name="P10"><text:span text:style-name="T5">Entregas:</text:span><text:span text:style-name="T6"> Encontrar o caminho mais rápido para levar um pacote.</text:span></text:p>
              </text:list-item>
              <text:list-item>
                <text:p text:style-name="P10"><text:span text:style-name="T5">Internet:</text:span><text:span text:style-name="T6"> Achar a rota mais eficiente para dados viajarem.</text:span></text:p>
              </text:list-item>
              <text:list-item>
                <text:p text:style-name="P10"><text:span text:style-name="T5">Viagens:</text:span><text:span text:style-name="T6"> Planejar o menor trajeto entre cidades.</text:span></text:p>
              </text:list-item>
            </text:list>
            <text:p text:style-name="P10"><text:span text:style-name="T6">Com ferramentas como o Pyomo, podemos resolver esses problemas rapidinho, mesmo quando ficam gigantes!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6" draw:layer="layout" svg:width="25.199cm" svg:height="11.377cm" svg:x="1.401cm" svg:y="1.476cm" presentation:class="subtitle" presentation:user-transformed="true">
          <draw:text-box>
            <text:p text:style-name="P6"><text:span text:style-name="T1">Conclusão: Matemática em Ação</text:span></text:p>
            <text:list text:style-name="L1">
              <text:list-item>
                <text:p text:style-name="P6">Hoje, vocês viram como pegar um problema prático — "qual o menor caminho?" — e organizar ele em etapas claras.</text:p>
              </text:list-item>
              <text:list-item>
                <text:p text:style-name="P6">Decisões, informações, conexões, regras e um objetivo trabalham juntos para nos guiar.</text:p>
              </text:list-item>
              <text:list-item>
                <text:p text:style-name="P6">Que tal agora colocar isso num código e testar com um exemplo de verdade? Vamos explorar!</text:p>
              </text:list-item>
            </text:list>
            <text:p text:style-name="P6"/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4:16:55.403940813</meta:creation-date>
    <dc:date>2025-03-25T15:05:40.773094975</dc:date>
    <meta:editing-duration>PT25M15S</meta:editing-duration>
    <meta:editing-cycles>4</meta:editing-cycles>
    <meta:generator>LibreOffice/24.2.7.2$Linux_X86_64 LibreOffice_project/420$Build-2</meta:generator>
    <meta:document-statistic meta:object-count="51"/>
  </office:meta>
</office:document-meta>
</file>